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83bbe" officeooo:paragraph-rsid="00083bbe"/>
    </style:style>
    <style:style style:name="P2" style:family="paragraph" style:parent-style-name="Title">
      <style:text-properties officeooo:rsid="00083bbe" officeooo:paragraph-rsid="00083bbe"/>
    </style:style>
    <style:style style:name="P3" style:family="paragraph" style:parent-style-name="Text_20_body">
      <style:text-properties officeooo:rsid="000d980d" officeooo:paragraph-rsid="000d980d"/>
    </style:style>
    <style:style style:name="P4" style:family="paragraph" style:parent-style-name="Text_20_body">
      <style:text-properties officeooo:rsid="0009c370" officeooo:paragraph-rsid="0009c370"/>
    </style:style>
    <style:style style:name="P5" style:family="paragraph" style:parent-style-name="Text_20_body">
      <style:text-properties officeooo:rsid="000e5109" officeooo:paragraph-rsid="000e5109"/>
    </style:style>
    <style:style style:name="P6" style:family="paragraph" style:parent-style-name="Text_20_body">
      <style:text-properties fo:font-weight="bold" officeooo:rsid="000d980d" officeooo:paragraph-rsid="000d980d" style:font-weight-asian="bold" style:font-weight-complex="bold"/>
    </style:style>
    <style:style style:name="P7" style:family="paragraph" style:parent-style-name="Text_20_body">
      <style:text-properties fo:font-weight="bold" officeooo:rsid="0022243a" officeooo:paragraph-rsid="0022243a" style:font-weight-asian="bold" style:font-weight-complex="bold"/>
    </style:style>
    <style:style style:name="P8" style:family="paragraph" style:parent-style-name="Text_20_body">
      <style:text-properties officeooo:paragraph-rsid="000e5109"/>
    </style:style>
    <style:style style:name="P9" style:family="paragraph" style:parent-style-name="Text_20_body">
      <style:text-properties officeooo:rsid="0017dcf2" officeooo:paragraph-rsid="0017dcf2"/>
    </style:style>
    <style:style style:name="P10" style:family="paragraph" style:parent-style-name="Text_20_body">
      <style:text-properties officeooo:rsid="0013d005" officeooo:paragraph-rsid="0013d005"/>
    </style:style>
    <style:style style:name="P11" style:family="paragraph" style:parent-style-name="Text_20_body">
      <style:text-properties officeooo:rsid="0019ec07" officeooo:paragraph-rsid="0019ec07"/>
    </style:style>
    <style:style style:name="P12" style:family="paragraph" style:parent-style-name="Text_20_body">
      <style:text-properties officeooo:rsid="001bdaee" officeooo:paragraph-rsid="0022243a"/>
    </style:style>
    <style:style style:name="P13" style:family="paragraph" style:parent-style-name="Text_20_body">
      <style:text-properties officeooo:rsid="001bdaee" officeooo:paragraph-rsid="0024481b"/>
    </style:style>
    <style:style style:name="P14" style:family="paragraph" style:parent-style-name="Text_20_body">
      <style:text-properties officeooo:rsid="00212a34" officeooo:paragraph-rsid="00212a34"/>
    </style:style>
    <style:style style:name="P15" style:family="paragraph" style:parent-style-name="Text_20_body">
      <style:text-properties fo:font-weight="normal" officeooo:rsid="0022243a" officeooo:paragraph-rsid="0023dfcc" style:font-weight-asian="normal" style:font-weight-complex="normal"/>
    </style:style>
    <style:style style:name="P16" style:family="paragraph" style:parent-style-name="Heading_20_1">
      <style:text-properties officeooo:rsid="00083bbe" officeooo:paragraph-rsid="00083bbe"/>
    </style:style>
    <style:style style:name="P17" style:family="paragraph" style:parent-style-name="Heading_20_1">
      <style:text-properties officeooo:rsid="000d980d" officeooo:paragraph-rsid="000d980d"/>
    </style:style>
    <style:style style:name="P18" style:family="paragraph" style:parent-style-name="Heading_20_1">
      <style:text-properties officeooo:rsid="000e5109" officeooo:paragraph-rsid="000e5109"/>
    </style:style>
    <style:style style:name="P19" style:family="paragraph" style:parent-style-name="Heading_20_1">
      <style:text-properties officeooo:rsid="0017dcf2" officeooo:paragraph-rsid="0017dcf2"/>
    </style:style>
    <style:style style:name="P20" style:family="paragraph" style:parent-style-name="Heading_20_1">
      <style:text-properties officeooo:rsid="001bdaee" officeooo:paragraph-rsid="001bdaee"/>
    </style:style>
    <style:style style:name="P21" style:family="paragraph" style:parent-style-name="Heading_20_1">
      <style:text-properties officeooo:rsid="00260185" officeooo:paragraph-rsid="00260185"/>
    </style:style>
    <style:style style:name="P22" style:family="paragraph" style:parent-style-name="Heading_20_2">
      <style:text-properties officeooo:paragraph-rsid="00083bbe"/>
    </style:style>
    <style:style style:name="P23" style:family="paragraph" style:parent-style-name="Text_20_body">
      <style:text-properties officeooo:rsid="00260185" officeooo:paragraph-rsid="00260185"/>
    </style:style>
    <style:style style:name="P24" style:family="paragraph" style:parent-style-name="Text_20_body">
      <style:text-properties officeooo:rsid="0026b338" officeooo:paragraph-rsid="0026b338"/>
    </style:style>
    <style:style style:name="P25" style:family="paragraph" style:parent-style-name="Text_20_body">
      <style:text-properties fo:font-weight="bold" officeooo:rsid="002a0f00" officeooo:paragraph-rsid="002a0f00" style:font-weight-asian="bold" style:font-weight-complex="bold"/>
    </style:style>
    <style:style style:name="P26" style:family="paragraph" style:parent-style-name="Text_20_body">
      <style:text-properties fo:font-weight="normal" officeooo:rsid="002a0f00" officeooo:paragraph-rsid="002a0f00" style:font-weight-asian="normal" style:font-weight-complex="normal"/>
    </style:style>
    <style:style style:name="T1" style:family="text">
      <style:text-properties officeooo:rsid="00083bbe"/>
    </style:style>
    <style:style style:name="T2" style:family="text">
      <style:text-properties officeooo:rsid="00090b49"/>
    </style:style>
    <style:style style:name="T3" style:family="text">
      <style:text-properties officeooo:rsid="000b6e69"/>
    </style:style>
    <style:style style:name="T4" style:family="text">
      <style:text-properties officeooo:rsid="000ca75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dfcc" style:font-weight-asian="normal" style:font-weight-complex="normal"/>
    </style:style>
    <style:style style:name="T7" style:family="text">
      <style:text-properties fo:font-weight="normal" officeooo:rsid="00240ea2" style:font-weight-asian="normal" style:font-weight-complex="normal"/>
    </style:style>
    <style:style style:name="T8" style:family="text">
      <style:text-properties fo:font-weight="normal" officeooo:rsid="001cd683" style:font-weight-asian="normal" style:font-weight-complex="normal"/>
    </style:style>
    <style:style style:name="T9" style:family="text">
      <style:text-properties fo:font-weight="normal" officeooo:rsid="0024481b" style:font-weight-asian="normal" style:font-weight-complex="normal"/>
    </style:style>
    <style:style style:name="T10" style:family="text">
      <style:text-properties officeooo:rsid="000ebc41"/>
    </style:style>
    <style:style style:name="T11" style:family="text">
      <style:text-properties officeooo:rsid="001028b2"/>
    </style:style>
    <style:style style:name="T12" style:family="text">
      <style:text-properties officeooo:rsid="001223f4"/>
    </style:style>
    <style:style style:name="T13" style:family="text">
      <style:text-properties officeooo:rsid="00148437"/>
    </style:style>
    <style:style style:name="T14" style:family="text">
      <style:text-properties officeooo:rsid="001605fb"/>
    </style:style>
    <style:style style:name="T15" style:family="text">
      <style:text-properties officeooo:rsid="00192872"/>
    </style:style>
    <style:style style:name="T16" style:family="text">
      <style:text-properties officeooo:rsid="001cd683"/>
    </style:style>
    <style:style style:name="T17" style:family="text">
      <style:text-properties officeooo:rsid="001eff3b"/>
    </style:style>
    <style:style style:name="T18" style:family="text">
      <style:text-properties fo:font-weight="bold" officeooo:rsid="00240ea2" style:font-weight-asian="bold" style:font-weight-complex="bold"/>
    </style:style>
    <style:style style:name="T19" style:family="text">
      <style:text-properties officeooo:rsid="0027c203"/>
    </style:style>
    <style:style style:name="T20" style:family="text">
      <style:text-properties officeooo:rsid="00293d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otações C++ </text:p>
      <text:h text:style-name="P16" text:outline-level="1">Accelerate c++</text:h>
      <text:h text:style-name="P22" text:outline-level="2"><text:span text:style-name="T1">Buffer (pá</text:span><text:span text:style-name="T3">g.</text:span><text:span text:style-name="T1"> 28)</text:span></text:h>
      <text:p text:style-name="P1">Operações de entrada e saída são muito custosas, então o C++ tem um buffer que serve para tentar otimizar esse processo. <text:span text:style-name="T2">Usa o flush para escrever na tela somente quando necessário, sendo que o flush acontece quando: O buffer está cheio, temos que ler algo do usuário, quando o programador manda.</text:span></text:p>
      <text:p text:style-name="P4">O std::end é um exemplo de uma instrução para dar flush no buffer. É <text:span text:style-name="T4">sempre importante dar o flush.</text:span></text:p>
      <text:h text:style-name="P17" text:outline-level="1">Using namespaces</text:h>
      <text:p text:style-name="P3">Para não ter que ficar digitando std:: alguma coisa, podemos indicar que toda vez que tal palavra é usada é apenas da biblioteca/classe.</text:p>
      <text:p text:style-name="P3">Exemplo: para não ter que ficar usando std::cout, podemos apenas escrever <text:s/>no topo do código “using std::cout”</text:p>
      <text:p text:style-name="P3"/>
      <text:p text:style-name="P6">string::size_type <text:span text:style-name="T5">: um tipo para guardar o tamanho de qualquer string, sendo um int mais específico</text:span></text:p>
      <text:p text:style-name="P6"/>
      <text:h text:style-name="P18" text:outline-level="1">Dando outro nome</text:h>
      <text:p text:style-name="P8">double grade(double midterm, double final, const vector&lt;double&gt;&amp; hw)</text:p>
      <text:p text:style-name="P8">{</text:p>
      <text:p text:style-name="P8">if (hw.size() == 0)</text:p>
      <text:p text:style-name="P8">throw domain_error("student has done no homework");</text:p>
      <text:p text:style-name="P8">return grade(midterm, final, median(hw));</text:p>
      <text:p text:style-name="P8">}</text:p>
      <text:p text:style-name="P8"/>
      <text:p text:style-name="P5">colocando const vector &lt;double&gt;&amp; hw estamos dando outro nome para o homework. É uma referência ao objeto, sendo meio que um sinônimo. </text:p>
      <text:p text:style-name="P5">.const vector &lt;double&gt; homework;</text:p>
      <text:p text:style-name="P5">.vector&lt;double&gt; &amp;hw = homework;</text:p>
      <text:p text:style-name="P5"><text:soft-page-break/>Tudo que fizermos em hw vai ser, na verdade, realizado no homework. <text:span text:style-name="T10">Está passando por referência. </text:span><text:span text:style-name="T11">Então você usa um parâmetro com &amp; se você tiver plano de mudar ele, </text:span><text:span text:style-name="T12">visto que é uma passagem por referência.</text:span></text:p>
      <text:p text:style-name="P5"/>
      <text:p text:style-name="P10">A criação de struct é a mesma merda que em C. <text:span text:style-name="T13">Tem como ordenar structs passando um terceiro parâmetro como referência, chamado de predicado, que define como vai ser a ordem. </text:span><text:span text:style-name="T14">Exemplo no arquivo: ordenando struct.</text:span></text:p>
      <text:p text:style-name="P10"/>
      <text:h text:style-name="P19" text:outline-level="1">Iteradores</text:h>
      <text:p text:style-name="P9">Iteradores permitem percorrer uma data structure sem necessariamente conhecer os índices números destes elementos, sendo mais genéricos e flexíveis. Da maneira que índices são usados, quase todas as iterações com índices podem ser trocadas para iterações com iteradores. <text:span text:style-name="T15">Usar o const_iterador quando for apenas para ler.</text:span></text:p>
      <text:p text:style-name="P11">Não é importante saber como o iterador faz para acessar o próximo elemento do contâiner, mas ele o faz. </text:p>
      <text:p text:style-name="P14">Ao usar algoritmos que mudam o container ou removem elementos do container, tomar cuidado porque o iterador pode apontar para um elemento que não tem próximo (causando uma espécie de segfault) ou apontar para um elemento inesperado (quando há uma mudança no container)</text:p>
      <text:p text:style-name="P11"/>
      <text:h text:style-name="P20" text:outline-level="1">Vector</text:h>
      <text:p text:style-name="P12">Os elementos são guardados consequentemente na memória. Dessa maneira, uma operação de remover faz com que todos os elementos devem ser movidos lado a lado, <text:span text:style-name="T16">como se fosse uma lista estática.</text:span></text:p>
      <text:p text:style-name="P7">Containers Sequenciais vs Containers Associativos</text:p>
      <text:p text:style-name="P15">Containers sequenciais guardam sequencialmente os elementos, já containers associativos trabalham com alocação no heap (não sequenciais).</text:p>
      <text:p text:style-name="P13"><text:span text:style-name="T6">Containers associativos usualmente guardar valores-chaves, de modo que você consiga achar os valores mais rapidamente buscando pela chave. </text:span><text:span text:style-name="T7">Um exemplo é o</text:span><text:span text:style-name="T18"> &lt;map&gt;</text:span><text:span text:style-name="T7">, em que a chave (index) pode ser uma string etc. </text:span></text:p>
      <text:p text:style-name="P13"><text:span text:style-name="T9">Por serem tão diferentes, há métodos que funcionam bem em containers sequenciais (e ruins em associativos) e o contrário também é verdade.</text:span><text:span text:style-name="T8"> </text:span></text:p>
      <text:h text:style-name="Heading_20_1" text:outline-level="1">List</text:h>
      <text:p text:style-name="Text_20_body">É <text:span text:style-name="T17">um container que oferece uma lista duplamente ligada, permitindo inserção e remoção de elementos no heap. Uma lista ligada simples seria o std::foward_list</text:span></text:p>
      <text:h text:style-name="P21" text:outline-level="1"><text:soft-page-break/>Orientação a objetos</text:h>
      <text:p text:style-name="P23">Em C++, a diferença de classe e structs é que nas structs as funções e membros são todos públicos por default. No C++, podemos definir o que queremos ser público e o que queremos ser privado, adicionando encapsulamento. <text:span text:style-name="T20">Lembrando que, se for fazer o corpo das funções fora da classe, tem que referenciar certinho (void nomedaclasse:nomedafuncao (…) )</text:span></text:p>
      <text:p text:style-name="P24">Objetos podem ser passadas para funções, tanto por cópia quanto por referência. <text:span text:style-name="T19">Quanto passar por referência para leitura, usar a keyword const para impedir que seja mudado o valor. As vezes é melhor passar por referência com const ao invés de passar por valor por questões performáticas. </text:span></text:p>
      <text:p text:style-name="P25">Destrutores</text:p>
      <text:p text:style-name="P26">Os destrutores começam com ~ClassName, senod que eles são chamados toda vez que a classe sai do escop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cd683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37:59.905352922</meta:creation-date>
    <dc:date>2023-03-28T11:07:58.619854980</dc:date>
    <meta:editing-duration>PT4H40M35S</meta:editing-duration>
    <meta:editing-cycles>33</meta:editing-cycles>
    <meta:generator>LibreOffice/7.4.6.2$Linux_X86_64 LibreOffice_project/40$Build-2</meta:generator>
    <meta:document-statistic meta:table-count="0" meta:image-count="0" meta:object-count="0" meta:page-count="3" meta:paragraph-count="38" meta:word-count="634" meta:character-count="3977" meta:non-whitespace-character-count="3374"/>
  </office:meta>
</office:document-meta>
</file>